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CPT140 – Database Concepts</text:h>
      <text:h text:style-name="P1" text:outline-level="1">Assignment 1</text:h>
      <text:h text:style-name="P1" text:outline-level="1"/>
      <text:h text:style-name="P1" text:outline-level="1">Glenn Chamberlain</text:h>
      <text:h text:style-name="P1" text:outline-level="1">S3356661</text:h>
      <text:h text:style-name="P1" text:outline-level="1">08/01/2012</text:h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Chamberlain</meta:initial-creator>
    <meta:creation-date>2012-01-08T12:54:10.70</meta:creation-date>
    <meta:document-statistic meta:table-count="0" meta:image-count="0" meta:object-count="0" meta:page-count="1" meta:paragraph-count="5" meta:word-count="10" meta:character-count="73"/>
    <dc:date>2012-01-08T12:57:10.65</dc:date>
    <dc:creator>Glenn Chamberlain</dc:creator>
    <meta:editing-duration>PT3M</meta:editing-duration>
    <meta:editing-cycles>1</meta:editing-cycles>
    <meta:generator>OpenOffice.org/3.3$Win32 OpenOffice.org_project/330m20$Build-9567</meta:generator>
  </office:meta>
</office:document-meta>
</file>